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="線の終点_20_1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006b6b"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ff0000" draw:marker-start-width="0.35cm" draw:marker-end="線の終点_20_1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ircle draw:style-name="gr1" draw:text-style-name="P1" draw:id="id8" draw:layer="layout" svg:width="3cm" svg:height="3cm" svg:x="22.198cm" svg:y="1.5cm">
          <text:p text:style-name="P1">次の</text:p>
          <text:p text:style-name="P1">分野へ</text:p>
        </draw:circle>
        <draw:circle draw:style-name="gr2" draw:text-style-name="P1" draw:id="id7" draw:layer="layout" svg:width="3cm" svg:height="3cm" svg:x="22.198cm" svg:y="8.5cm">
          <text:p text:style-name="P1">復習</text:p>
        </draw:circle>
        <draw:rect draw:style-name="gr3" draw:text-style-name="P1" draw:id="id1" draw:layer="layout" svg:width="4.5cm" svg:height="3cm" svg:x="1.698cm" svg:y="9.5cm">
          <text:p text:style-name="P1">問題1</text:p>
          <text:p text:style-name="P1">分野：リスト</text:p>
          <text:p text:style-name="P1">Lv.1</text:p>
        </draw:rect>
        <draw:rect draw:style-name="gr3" draw:text-style-name="P1" draw:id="id3" draw:layer="layout" svg:width="4.5cm" svg:height="3cm" svg:x="8.198cm" svg:y="9.5cm">
          <text:p text:style-name="P1">問題2</text:p>
          <text:p text:style-name="P1">分野：リスト</text:p>
          <text:p text:style-name="P1">Lv.1</text:p>
        </draw:rect>
        <draw:rect draw:style-name="gr3" draw:text-style-name="P1" draw:id="id4" draw:layer="layout" svg:width="4.5cm" svg:height="3cm" svg:x="14.698cm" svg:y="9.5cm">
          <text:p text:style-name="P1">問題3</text:p>
          <text:p text:style-name="P1">分野：リスト</text:p>
          <text:p text:style-name="P1">Lv.1</text:p>
        </draw:rect>
        <draw:rect draw:style-name="gr4" draw:text-style-name="P1" draw:layer="layout" svg:width="4.5cm" svg:height="3cm" svg:x="8.198cm" svg:y="5cm">
          <text:p text:style-name="P1">問題4</text:p>
          <text:p text:style-name="P1">分野：リスト</text:p>
          <text:p text:style-name="P1">Lv.2</text:p>
        </draw:rect>
        <draw:rect draw:style-name="gr4" draw:text-style-name="P1" draw:id="id5" draw:layer="layout" svg:width="4.5cm" svg:height="3cm" svg:x="14.698cm" svg:y="5cm">
          <text:p text:style-name="P1">問題5</text:p>
          <text:p text:style-name="P1">分野：リスト</text:p>
          <text:p text:style-name="P1">Lv.2</text:p>
        </draw:rect>
        <draw:rect draw:style-name="gr4" draw:text-style-name="P1" draw:id="id2" draw:layer="layout" svg:width="4.5cm" svg:height="3cm" svg:x="8.198cm" svg:y="5cm">
          <text:p text:style-name="P1">問題4</text:p>
          <text:p text:style-name="P1">分野：リスト</text:p>
          <text:p text:style-name="P1">Lv.2</text:p>
        </draw:rect>
        <draw:rect draw:style-name="gr5" draw:text-style-name="P2" draw:id="id6" draw:layer="layout" svg:width="4.5cm" svg:height="3cm" svg:x="14.698cm" svg:y="1.5cm">
          <text:p text:style-name="P2"><text:span text:style-name="T1">問題</text:span><text:span text:style-name="T1">6</text:span></text:p>
          <text:p text:style-name="P2"><text:span text:style-name="T1">分野：リスト</text:span></text:p>
          <text:p text:style-name="P2"><text:span text:style-name="T1">Lv.3</text:span></text:p>
        </draw:rect>
        <draw:connector draw:style-name="gr6" draw:text-style-name="P1" draw:layer="layout" svg:x1="6.198cm" svg:y1="11cm" svg:x2="8.198cm" svg:y2="6.5cm" draw:start-shape="id1" draw:start-glue-point="1" draw:end-shape="id2" svg:d="m6198 11000h1000v-4500h1000">
          <text:p/>
        </draw:connector>
        <draw:connector draw:style-name="gr6" draw:text-style-name="P1" draw:layer="layout" svg:x1="6.198cm" svg:y1="11cm" svg:x2="8.198cm" svg:y2="11cm" draw:start-shape="id1" draw:start-glue-point="1" draw:end-shape="id3" draw:end-glue-point="3" svg:d="m6198 11000h2000">
          <text:p/>
        </draw:connector>
        <draw:connector draw:style-name="gr6" draw:text-style-name="P1" draw:layer="layout" svg:x1="12.698cm" svg:y1="11cm" svg:x2="14.698cm" svg:y2="11cm" draw:start-shape="id3" draw:start-glue-point="1" draw:end-shape="id4" svg:d="m12698 11000h2000">
          <text:p/>
        </draw:connector>
        <draw:connector draw:style-name="gr6" draw:text-style-name="P1" draw:layer="layout" svg:x1="12.698cm" svg:y1="6.5cm" svg:x2="14.698cm" svg:y2="6.5cm" draw:start-shape="id2" draw:start-glue-point="1" draw:end-shape="id5" draw:end-glue-point="3" svg:d="m12698 6500h2000">
          <text:p/>
        </draw:connector>
        <draw:connector draw:style-name="gr6" draw:text-style-name="P1" draw:layer="layout" svg:x1="12.698cm" svg:y1="6.5cm" svg:x2="14.698cm" svg:y2="3cm" draw:start-shape="id2" draw:start-glue-point="1" draw:end-shape="id6" svg:d="m12698 6500h1000v-3500h1000">
          <text:p/>
        </draw:connector>
        <draw:connector draw:style-name="gr6" draw:text-style-name="P1" draw:layer="layout" svg:x1="10.448cm" svg:y1="9.5cm" svg:x2="10.448cm" svg:y2="8cm" draw:start-shape="id3" draw:start-glue-point="0" draw:end-shape="id2" draw:end-glue-point="2" svg:d="m10448 9500v-1500">
          <text:p/>
        </draw:connector>
        <draw:connector draw:style-name="gr6" draw:text-style-name="P1" draw:layer="layout" svg:x1="16.948cm" svg:y1="9.5cm" svg:x2="16.948cm" svg:y2="8cm" draw:start-shape="id4" draw:start-glue-point="0" draw:end-shape="id5" draw:end-glue-point="2" svg:d="m16948 9500v-1500">
          <text:p/>
        </draw:connector>
        <draw:connector draw:style-name="gr6" draw:text-style-name="P1" draw:layer="layout" svg:x1="19.198cm" svg:y1="11cm" svg:x2="22.198cm" svg:y2="10cm" draw:start-shape="id4" draw:start-glue-point="1" draw:end-shape="id7" draw:end-glue-point="3" svg:d="m19198 11000h1500v-1000h1500">
          <text:p/>
        </draw:connector>
        <draw:connector draw:style-name="gr6" draw:text-style-name="P1" draw:layer="layout" draw:line-skew="0.22cm" svg:x1="19.257cm" svg:y1="7.368cm" svg:x2="22.198cm" svg:y2="10cm" draw:end-shape="id7" draw:end-glue-point="3" svg:d="m19257 7368h1441v2632h1500">
          <text:p/>
        </draw:connector>
        <draw:connector draw:style-name="gr6" draw:text-style-name="P1" draw:layer="layout" svg:x1="19.198cm" svg:y1="3cm" svg:x2="22.198cm" svg:y2="3cm" draw:start-shape="id6" draw:start-glue-point="1" draw:end-shape="id8" draw:end-glue-point="3" svg:d="m19198 3000h3000">
          <text:p/>
        </draw:connector>
        <draw:connector draw:style-name="gr6" draw:text-style-name="P1" draw:layer="layout" svg:x1="19.198cm" svg:y1="6.5cm" svg:x2="22.198cm" svg:y2="3cm" draw:start-shape="id5" draw:start-glue-point="1" draw:end-shape="id8" draw:end-glue-point="3" svg:d="m19198 6500h1500v-3500h1500">
          <text:p/>
        </draw:connector>
        <draw:custom-shape draw:style-name="gr7" draw:text-style-name="P1" draw:layer="layout" svg:width="2cm" svg:height="2cm" draw:transform="rotate (-0.752935039311398) translate (17.066cm 9.67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34.8217260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2.698cm" svg:y1="11cm" svg:x2="22.198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131 902" svg:d="m564 0-564 902h1131z"/>
    <draw:marker draw:name="線の終点_20_2" draw:display-name="線の終点 2" svg:viewBox="0 0 1013 1130" svg:d="m1009 1050-449-1008-22-30-29-12-34 12-21 26-449 1012-5 13v8l5 21 12 21 17 13 21 4h903l21-4 21-13 9-21 4-21v-8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63cm" fo:margin-left="0.409cm" fo:margin-right="0.71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6T18:19:02.78</meta:creation-date>
    <dc:date>2010-01-07T00:44:41.01</dc:date>
    <meta:editing-duration>PT06H23M30S</meta:editing-duration>
    <meta:editing-cycles>4</meta:editing-cycles>
    <meta:generator>OpenOffice.org/3.0$Win32 OpenOffice.org_project/300m9$Build-9358</meta:generator>
    <meta:document-statistic meta:object-count="22"/>
    <meta:user-defined meta:name="情報 1"/>
    <meta:user-defined meta:name="情報 2"/>
    <meta:user-defined meta:name="情報 3"/>
    <meta:user-defined meta:name="情報 4"/>
  </office:meta>
</office:document-meta>
</file>